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2600006FC5000031F01EFC0D5D.svm" manifest:media-type=""/>
  <manifest:file-entry manifest:full-path="Pictures/2000003700006FC500003E9C37303072.svm" manifest:media-type=""/>
  <manifest:file-entry manifest:full-path="Pictures/2000003100006FC500002F1917503DB9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aee7e"/>
    </style:style>
    <style:style style:name="P2" style:family="paragraph" style:parent-style-name="Standard">
      <style:text-properties fo:language="en" fo:country="US" officeooo:paragraph-rsid="000aee7e"/>
    </style:style>
    <style:style style:name="P3" style:family="paragraph" style:parent-style-name="Standard">
      <style:text-properties fo:language="bg" fo:country="BG" officeooo:paragraph-rsid="000aee7e"/>
    </style:style>
    <style:style style:name="T1" style:family="text">
      <style:text-properties officeooo:rsid="000aee7e"/>
    </style:style>
    <style:style style:name="T2" style:family="text">
      <style:text-properties fo:language="bg" fo:country="BG" officeooo:rsid="000aee7e"/>
    </style:style>
    <style:style style:name="T3" style:family="text">
      <style:text-properties fo:language="en" fo:country="US" officeooo:rsid="000aee7e"/>
    </style:style>
    <style:style style:name="T4" style:family="text">
      <style:text-properties fo:language="en" fo:country="US" officeooo:rsid="000bc29d"/>
    </style:style>
    <style:style style:name="T5" style:family="text">
      <style:text-properties officeooo:rsid="000bc29d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#0000ff" style:background-transparency="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x="0.342cm" svg:y="-0.026cm" svg:width="16.999cm" svg:height="9.521cm" draw:z-index="0"><draw:image xlink:href="Pictures/2000003700006FC500003E9C37303072.svm" xlink:type="simple" xlink:show="embed" xlink:actuate="onLoad"/></draw:frame><text:span text:style-name="T3">1.</text:span><text:span text:style-name="T2">Този код ще има време на изпълнение</text:span><text:span text:style-name="T1"> </text:span><text:span text:style-name="T2">O(n*</text:span><text:span text:style-name="T3">n</text:span><text:span text:style-name="T2">) защото външния цикъл ще се изпълни </text:span><text:span text:style-name="T3">n </text:span><text:span text:style-name="T2">пъти, и вътрешния цикъл също защото независимо дали елементът сравняван е по-малък или по-голям се изпълняват действия =&gt; </text:span><text:span text:style-name="T3">n*n</text:span></text:p>
      <text:p text:style-name="P1"><text:span text:style-name="T3"/></text:p>
      <text:p text:style-name="P1"><draw:frame draw:style-name="fr2" draw:name="graphics2" text:anchor-type="paragraph" svg:width="16.999cm" svg:height="7.161cm" draw:z-index="1"><draw:image xlink:href="Pictures/2000003100006FC500002F1917503DB9.svm" xlink:type="simple" xlink:show="embed" xlink:actuate="onLoad"/></draw:frame><text:span text:style-name="T3"/></text:p>
      <text:p text:style-name="P2"><text:span text:style-name="T1">2.</text:span><text:span text:style-name="T2">Тук условието във външния цикъл ще се изпълни </text:span><text:span text:style-name="T1">n/</text:span><text:span text:style-name="T2">2</text:span><text:span text:style-name="T1"> </text:span><text:span text:style-name="T2">пъти, а втория </text:span><text:span text:style-name="T1">m </text:span><text:span text:style-name="T2">пъти =&gt; </text:span><text:span text:style-name="T1">n/2 * m =&gt; O(n*m)</text:span></text:p>
      <text:p text:style-name="P2"><text:span text:style-name="T1"/></text:p>
      <text:p text:style-name="P3"><draw:frame draw:style-name="fr2" draw:name="graphics3" text:anchor-type="paragraph" svg:width="16.999cm" svg:height="7.594cm" draw:z-index="2"><draw:image xlink:href="Pictures/2000002600006FC5000031F01EFC0D5D.svm" xlink:type="simple" xlink:show="embed" xlink:actuate="onLoad"/></draw:frame><text:soft-page-break/><text:span text:style-name="T1">3. Тук имаме изпълнение на </text:span><text:span text:style-name="T3">for </text:span><text:span text:style-name="T1">цикъла </text:span><text:span text:style-name="T3">n (</text:span><text:span text:style-name="T1">редовете (</text:span><text:span text:style-name="T3">matrix.GetLength</text:span><text:span text:style-name="T1">(0)</text:span><text:span text:style-name="T3"> </text:span><text:span text:style-name="T1">дава броя редове –</text:span><text:span text:style-name="T4"> </text:span><text:span text:style-name="T5">стига да не излезе извън масива</text:span><text:span text:style-name="T1">) и после </text:span><text:span text:style-name="T3">n-1 </text:span><text:span text:style-name="T1">пъти ще повика рекурсивно себе си <text:s/>=&gt; </text:span><text:span text:style-name="T3">(n-1)*n =&gt;</text:span><text:span text:style-name="T4">O(</text:span><text:span text:style-name="T3">n*n</text:span><text:span text:style-name="T4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3.6$Windows_x86 LibreOffice_project/e29a214-2bbed72-0621de6-a97528c-8f066d</meta:generator>
    <dc:date>2013-05-29T23:00:35.50</dc:date>
    <meta:document-statistic meta:table-count="0" meta:image-count="3" meta:object-count="0" meta:page-count="2" meta:paragraph-count="3" meta:word-count="86" meta:character-count="490" meta:non-whitespace-character-count="406"/>
    <meta:user-defined meta:name="Info 1"/>
    <meta:user-defined meta:name="Info 2"/>
    <meta:user-defined meta:name="Info 3"/>
    <meta:user-defined meta:name="Info 4"/>
  </office:meta>
</office:document-meta>
</file>